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fig.cach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acheErrorHandlerTests.evictFailProper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acheErrorHandlerTests.getFa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acheErrorHandlerTests.putFailProper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acheErrorHandlerTests.getFailProper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impleService.get( lo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ErrorHandlerTests.getAndPutFa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acheErrorHandlerTests.clearFa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fig.error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.simple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ErrorHandlerTests.tear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ErrorHandlerTests.putFa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acheErrorHandlerTests.evictFa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mpleService.put( lo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.mock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acheErrorHandlerTests.clearFailProper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impleService.evict( lo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impleService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acheErrorHandle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